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2000000C8397AA2592D262AB2.png" manifest:media-type="image/png"/>
  <manifest:file-entry manifest:full-path="Pictures/10000201000002030000012EC5BD7A409BBED988.png" manifest:media-type="image/png"/>
  <manifest:file-entry manifest:full-path="Pictures/10000000000000E1000000E1B62D91480C6A25B8.png" manifest:media-type="image/png"/>
  <manifest:file-entry manifest:full-path="Pictures/10000000000004B00000036C9D23D01537F65072.jpg" manifest:media-type="image/jpeg"/>
  <manifest:file-entry manifest:full-path="Pictures/100002010000035C0000022D0B0EE9C671CE2C6B.png" manifest:media-type="image/png"/>
  <manifest:file-entry manifest:full-path="Pictures/100000000000045E0000011765B7D60B0B6B2BAE.png" manifest:media-type="image/png"/>
  <manifest:file-entry manifest:full-path="Pictures/100000000000021A000000EBD70B3FB31370C105.jpg" manifest:media-type="image/jpeg"/>
  <manifest:file-entry manifest:full-path="Pictures/1000000000000203000001DC0725E8D55FADD47E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608cm" fo:min-width="14.9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799cm"/>
    </style:style>
    <style:style style:name="pr2" style:family="presentation" style:parent-style-name="Default-title">
      <style:graphic-properties draw:stroke="none" draw:fill="none" draw:fill-color="#ff3333" fo:min-height="0.78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6.002cm" svg:height="11.43cm" svg:x="1.016cm" svg:y="4.57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098cm" svg:height="3.799cm" svg:x="3.048cm" svg:y="0.254cm" presentation:class="title" presentation:user-transformed="true">
          <draw:text-box>
            <text:p text:style-name="P2"><text:span text:style-name="T1">I Taller de </text:span><text:span text:style-name="T1">FPGAs </text:span><text:span text:style-name="T1">Libres. </text:span><text:span text:style-name="T1">ETSIT-</text:span><text:span text:style-name="T1">URJC</text:span></text:p>
          </draw:text-box>
        </draw:frame>
        <draw:frame presentation:style-name="pr2" draw:text-style-name="P4" draw:layer="layout" svg:width="4.826cm" svg:height="0.788cm" svg:x="20.089cm" svg:y="13.081cm">
          <draw:text-box>
            <text:p><text:span text:style-name="T2">Octubre 2019</text:span></text:p>
          </draw:text-box>
        </draw:frame>
        <draw:frame draw:style-name="gr2" draw:text-style-name="P5" draw:layer="layout" svg:width="5.057cm" svg:height="2.133cm" svg:x="20.089cm" svg:y="13.869cm">
          <draw:image xlink:href="Pictures/1000000000000193000000AA12D58A5543FB92FD.png" xlink:type="simple" xlink:show="embed" xlink:actuate="onLoad">
            <text:p/>
          </draw:image>
        </draw:frame>
        <draw:custom-shape draw:style-name="gr3" draw:text-style-name="P1" draw:layer="layout" svg:width="26.416cm" svg:height="3.81cm" svg:x="1.016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8.636cm" svg:height="1.524cm" svg:x="1.778cm" svg:y="17.018cm">
          <draw:text-box>
            <text:p text:style-name="P6"><text:span text:style-name="T3">Juan González Gómez</text:span></text:p>
          </draw:text-box>
        </draw:frame>
        <draw:frame draw:style-name="gr5" draw:text-style-name="P8" draw:layer="layout" svg:width="7.868cm" svg:height="0.963cm" svg:x="1.784cm" svg:y="19.10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9" draw:layer="layout" svg:width="6.096cm" svg:height="1.27cm" svg:x="1.784cm" svg:y="18.034cm">
          <draw:text-box>
            <text:p text:style-name="P6"><text:span text:style-name="T5">@Obijuan_c</text:span><text:span text:style-name="T5">ube</text:span></text:p>
          </draw:text-box>
        </draw:frame>
        <draw:frame draw:style-name="gr2" draw:text-style-name="P5" draw:layer="layout" svg:width="5.813cm" svg:height="2.539cm" svg:x="10.188cm" svg:y="17.288cm">
          <draw:image xlink:href="Pictures/100000000000021A000000EBD70B3FB31370C105.jpg" xlink:type="simple" xlink:show="embed" xlink:actuate="onLoad">
            <text:p/>
          </draw:image>
        </draw:frame>
        <draw:frame draw:style-name="gr2" draw:text-style-name="P5" draw:layer="layout" svg:width="4.317cm" svg:height="1.987cm" svg:x="16.002cm" svg:y="17.824cm">
          <draw:image xlink:href="Pictures/10000200000000BD0000005780074AFEF1F9631A.gif" xlink:type="simple" xlink:show="embed" xlink:actuate="onLoad">
            <text:p/>
          </draw:image>
        </draw:frame>
        <draw:frame draw:style-name="gr2" draw:text-style-name="P5" draw:layer="layout" svg:width="3.571cm" svg:height="3.3cm" svg:x="20.574cm" svg:y="16.766cm">
          <draw:image xlink:href="Pictures/1000000000000203000001DC0725E8D55FADD47E.jpg" xlink:type="simple" xlink:show="embed" xlink:actuate="onLoad">
            <text:p/>
          </draw:image>
        </draw:frame>
        <draw:frame draw:style-name="gr2" draw:text-style-name="P5" draw:layer="layout" svg:width="2.82cm" svg:height="2.82cm" svg:x="24.104cm" svg:y="17.018cm">
          <draw:image xlink:href="Pictures/10000000000000C8000000C8CEAC5367EB2A4F49.png" xlink:type="simple" xlink:show="embed" xlink:actuate="onLoad">
            <text:p/>
          </draw:image>
        </draw:frame>
        <draw:frame draw:style-name="gr2" draw:text-style-name="P5" draw:layer="layout" svg:width="6.858cm" svg:height="4.442cm" svg:x="2.794cm" svg:y="5.464cm">
          <draw:image xlink:href="Pictures/100002010000035C0000022D0B0EE9C671CE2C6B.png" xlink:type="simple" xlink:show="embed" xlink:actuate="onLoad">
            <text:p/>
          </draw:image>
        </draw:frame>
        <draw:frame draw:style-name="gr2" draw:text-style-name="P5" draw:layer="layout" svg:width="6.263cm" svg:height="4.572cm" svg:x="2.286cm" svg:y="10.867cm">
          <draw:image xlink:href="Pictures/10000000000004B00000036C9D23D01537F65072.jpg" xlink:type="simple" xlink:show="embed" xlink:actuate="onLoad">
            <text:p/>
          </draw:image>
        </draw:frame>
        <draw:frame draw:style-name="gr2" draw:text-style-name="P5" draw:layer="layout" svg:width="4.064cm" svg:height="4.064cm" svg:x="11.176cm" svg:y="5.334cm">
          <draw:image xlink:href="Pictures/10000000000000E1000000E1B62D91480C6A25B8.png" xlink:type="simple" xlink:show="embed" xlink:actuate="onLoad">
            <text:p/>
          </draw:image>
        </draw:frame>
        <draw:frame draw:style-name="gr2" draw:text-style-name="P5" draw:layer="layout" svg:width="8.137cm" svg:height="4.771cm" svg:x="8.636cm" svg:y="10.668cm">
          <draw:image xlink:href="Pictures/10000201000002030000012EC5BD7A409BBED988.png" xlink:type="simple" xlink:show="embed" xlink:actuate="onLoad">
            <text:p/>
          </draw:image>
        </draw:frame>
        <draw:frame draw:style-name="gr7" draw:text-style-name="P2" draw:layer="layout" svg:width="7.112cm" svg:height="2.767cm" svg:x="18.796cm" svg:y="8.917cm">
          <draw:image xlink:href="Pictures/1000020100000202000000C8397AA2592D262AB2.png" xlink:type="simple" xlink:show="embed" xlink:actuate="onLoad">
            <text:p/>
          </draw:image>
        </draw:frame>
        <draw:frame draw:style-name="gr7" draw:text-style-name="P2" draw:layer="layout" svg:width="8.145cm" svg:height="2.032cm" svg:x="18.288cm" svg:y="5.869cm">
          <draw:image xlink:href="Pictures/100000000000045E0000011765B7D60B0B6B2BA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9-12T11:21:49.309687159</dc:date>
    <meta:editing-duration>P7DT21H39M3S</meta:editing-duration>
    <meta:editing-cycles>496</meta:editing-cycles>
    <meta:generator>LibreOffice/6.0.7.3$Linux_X86_64 LibreOffice_project/00m0$Build-3</meta:generator>
    <meta:print-date>2017-10-04T10:42:29.653181544</meta:print-date>
    <meta:document-statistic meta:object-count="41"/>
  </office:meta>
</office:document-meta>
</file>